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60000009DBDF5874ABA39B49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Helvetica, 'Sans serif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dbe5f1" draw:opacity="100%"/>
      <style:paragraph-properties fo:margin-left="0.025cm" fo:margin-right="0.004cm" fo:margin-top="0cm" fo:margin-bottom="0.51cm" loext:contextual-spacing="false" fo:line-height="107%" fo:text-align="center" style:justify-single-word="false" fo:text-indent="0cm" style:auto-text-indent="false" fo:background-color="#dbe5f1" fo:padding="0cm" fo:border="0.99pt solid #000000" style:shadow="non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.113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026cm" loext:contextual-spacing="false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1.24cm" fo:margin-right="0cm" fo:margin-top="0cm" fo:margin-bottom="0.224cm" loext:contextual-spacing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-0.023cm" fo:margin-top="0cm" fo:margin-bottom="0.005cm" loext:contextual-spacing="false" fo:line-height="107%" fo:text-indent="0cm" style:auto-text-indent="false">
        <style:tab-stops/>
      </style:paragraph-properties>
    </style:style>
    <style:style style:name="P6" style:family="paragraph" style:parent-style-name="Heading_20_1">
      <style:paragraph-properties fo:margin-left="0.025cm" fo:margin-right="0.004cm" fo:text-indent="0cm" style:auto-text-indent="false">
        <style:tab-stops/>
      </style:paragraph-properties>
    </style:style>
    <style:style style:name="P7" style:family="paragraph" style:parent-style-name="Normal" style:master-page-name="MP0">
      <style:paragraph-properties fo:margin-left="-0.026cm" fo:margin-right="-0.023cm" fo:margin-top="0cm" fo:margin-bottom="0.005cm" loext:contextual-spacing="false" fo:line-height="107%" fo:text-indent="0cm" style:auto-text-indent="false" style:page-number="auto" fo:break-before="page">
        <style:tab-stops>
          <style:tab-stop style:position="8.204cm" style:type="center"/>
          <style:tab-stop style:position="16.969cm" style:type="right"/>
        </style:tab-stops>
      </style:paragraph-properties>
    </style:style>
    <style:style style:name="P8" style:family="paragraph" style:parent-style-name="Normal" style:list-style-name="L1">
      <style:paragraph-properties fo:margin-left="0cm" fo:margin-right="0cm" fo:margin-top="0cm" fo:margin-bottom="0.22cm" loext:contextual-spacing="false" fo:text-indent="-0.635cm" style:auto-text-indent="false"/>
    </style:style>
    <style:style style:name="P9" style:family="paragraph" style:parent-style-name="Normal" style:list-style-name="L1">
      <style:paragraph-properties fo:margin-left="0cm" fo:margin-right="0cm" fo:margin-top="0cm" fo:margin-bottom="0.303cm" loext:contextual-spacing="false" fo:line-height="107%" fo:text-indent="-0.635cm" style:auto-text-indent="false"/>
    </style:style>
    <style:style style:name="P10" style:family="paragraph" style:parent-style-name="Normal" style:list-style-name="">
      <style:paragraph-properties fo:margin-left="0cm" fo:margin-right="0cm" fo:margin-top="0cm" fo:margin-bottom="0.303cm" loext:contextual-spacing="false" fo:line-height="107%" fo:hyphenation-ladder-count="no-limit" fo:text-indent="-0.635cm" style:auto-text-indent="false" fo:break-before="page">
        <style:tab-stops/>
      </style:paragraph-properties>
      <style:text-properties fo:hyphenate="false" loext:hyphenation-no-caps="false"/>
    </style:style>
    <style:style style:name="P11" style:family="paragraph" style:parent-style-name="Normal" style:list-style-name="L1">
      <style:paragraph-properties fo:margin-left="0cm" fo:margin-right="0cm" fo:text-indent="-0.635cm" style:auto-text-indent="false"/>
    </style:style>
    <style:style style:name="P12" style:family="paragraph" style:parent-style-name="Normal" style:list-style-name="L1">
      <style:paragraph-properties fo:margin-left="0cm" fo:margin-right="0cm" fo:text-indent="-0.635cm" style:auto-text-indent="false"/>
      <style:text-properties officeooo:paragraph-rsid="001f0efc"/>
    </style:style>
    <style:style style:name="P13" style:family="paragraph" style:parent-style-name="Normal" style:list-style-name="L1">
      <style:paragraph-properties fo:margin-left="0cm" fo:margin-right="0cm" fo:text-indent="-0.635cm" style:auto-text-indent="false"/>
      <style:text-properties officeooo:paragraph-rsid="001fc16f"/>
    </style:style>
    <style:style style:name="P14" style:family="paragraph" style:parent-style-name="Normal" style:list-style-name="L2">
      <style:paragraph-properties fo:margin-left="0cm" fo:margin-right="0cm" fo:text-indent="-0.635cm" style:auto-text-indent="false"/>
    </style:style>
    <style:style style:name="P15" style:family="paragraph" style:parent-style-name="Normal" style:list-style-name="L1">
      <style:paragraph-properties fo:margin-left="0cm" fo:margin-right="0cm" fo:margin-top="0cm" fo:margin-bottom="0.353cm" loext:contextual-spacing="false" fo:text-indent="-0.635cm" style:auto-text-indent="false"/>
    </style:style>
    <style:style style:name="P16" style:family="paragraph" style:parent-style-name="Normal" style:list-style-name="L1">
      <style:paragraph-properties fo:margin-left="0cm" fo:margin-right="0cm" fo:margin-top="0cm" fo:margin-bottom="0.222cm" loext:contextual-spacing="false" fo:text-indent="-0.635cm" style:auto-text-indent="false"/>
    </style:style>
    <style:style style:name="P17" style:family="paragraph" style:parent-style-name="Normal" style:list-style-name="L1">
      <style:paragraph-properties fo:margin-left="0cm" fo:margin-right="0cm" fo:margin-top="0cm" fo:margin-bottom="0.222cm" loext:contextual-spacing="false" fo:text-indent="-0.635cm" style:auto-text-indent="false"/>
      <style:text-properties officeooo:paragraph-rsid="001f0efc"/>
    </style:style>
    <style:style style:name="P18" style:family="paragraph" style:parent-style-name="Normal" style:list-style-name="L1">
      <style:paragraph-properties fo:margin-left="0cm" fo:margin-right="0cm" fo:margin-top="0cm" fo:margin-bottom="0.404cm" loext:contextual-spacing="false" fo:text-indent="-0.635cm" style:auto-text-indent="false"/>
      <style:text-properties officeooo:paragraph-rsid="001fc16f"/>
    </style:style>
    <style:style style:name="P19" style:family="paragraph" style:parent-style-name="Normal" style:list-style-name="L2">
      <style:paragraph-properties fo:margin-left="0cm" fo:margin-right="0cm" fo:margin-top="0cm" fo:margin-bottom="21.569cm" loext:contextual-spacing="false" fo:text-indent="-0.635cm" style:auto-text-indent="false"/>
    </style:style>
    <style:style style:name="P20" style:family="paragraph" style:parent-style-name="Normal">
      <style:paragraph-properties fo:margin-left="1.249cm" fo:margin-right="0cm" fo:margin-top="0cm" fo:margin-bottom="0.303cm" loext:contextual-spacing="false" fo:line-height="107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249cm" fo:margin-right="0cm" fo:margin-top="0cm" fo:margin-bottom="0.303cm" loext:contextual-spacing="false" fo:line-height="107%" fo:text-indent="0cm" style:auto-text-indent="false">
        <style:tab-stops/>
      </style:paragraph-properties>
      <style:text-properties officeooo:rsid="001f0efc" officeooo:paragraph-rsid="001f0efc"/>
    </style:style>
    <style:style style:name="P22" style:family="paragraph" style:parent-style-name="Normal" style:list-style-name="L1">
      <style:paragraph-properties fo:margin-left="-0.635cm" fo:margin-right="0cm" fo:margin-top="0cm" fo:margin-bottom="0.303cm" loext:contextual-spacing="false" fo:line-height="107%" fo:text-indent="0cm" style:auto-text-indent="false"/>
    </style:style>
    <style:style style:name="T1" style:family="text">
      <style:text-properties style:font-name="Georgia" style:font-name-asian="Georgia" style:font-name-complex="Georgia"/>
    </style:style>
    <style:style style:name="T2" style:family="text">
      <style:text-properties style:font-name="Georgia" fo:font-size="8pt" style:font-name-asian="Georgia" style:font-size-asian="8pt" style:font-name-complex="Georgia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style:text-position="super 67%"/>
    </style:style>
    <style:style style:name="T5" style:family="text">
      <style:text-properties officeooo:rsid="001f0efc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f0efc"/>
    </style:style>
    <style:style style:name="T8" style:family="text">
      <style:text-properties style:text-position="super 58%" officeooo:rsid="001fc16f"/>
    </style:style>
    <style:style style:name="T9" style:family="text">
      <style:text-properties style:text-position="super 58%" style:font-name="Georgia" officeooo:rsid="001f0efc" style:font-name-asian="Georgia" style:font-name-complex="Georgia"/>
    </style:style>
    <style:style style:name="T10" style:family="text">
      <style:text-properties officeooo:rsid="001fc16f"/>
    </style:style>
    <style:style style:name="T11" style:family="text">
      <style:text-properties officeooo:rsid="00204bdd"/>
    </style:style>
    <style:style style:name="fr1" style:family="graphic" style:parent-style-name="Graphics">
      <style:graphic-properties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1LVL2" style:num-suffix=")" style:num-format="a" style:num-letter-sync="true">
        <style:list-level-properties text:list-level-position-and-space-mode="label-alignment">
          <style:list-level-label-alignment text:label-followed-by="listtab" fo:margin-left="1.857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1.588cm"/>
        </style:list-level-properties>
      </text:list-level-style-number>
      <text:list-level-style-number text:level="3" text:style-name="WW_5f_CharLFO2LVL3" style:num-suffix=".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1"><text:s/><text:tab/></text:span></text:span><text:span text:style-name="Default_20_Paragraph_20_Font"><text:span text:style-name="T1"><draw:frame draw:style-name="fr2" draw:name="Picture 7" text:anchor-type="as-char" svg:y="-0.132cm" svg:width="15cm" style:rel-width="scale" svg:height="1.699cm" style:rel-height="scale" draw:z-index="0"><draw:image xlink:href="Pictures/10000000000005660000009DBDF5874ABA39B493.jpg" xlink:type="simple" xlink:show="embed" xlink:actuate="onLoad" loext:mime-type="image/jpeg"/></draw:frame></text:span></text:span><text:span text:style-name="Default_20_Paragraph_20_Font"><text:span text:style-name="T2"><text:tab/>. </text:span></text:span></text:p>
      <text:h text:style-name="P6" text:outline-level="1">UNIDAD 2. A2</text:h>
      <text:p text:style-name="P1">Explotación de sistemas informáticos </text:p>
      <text:p text:style-name="P2"><text:span text:style-name="Default_20_Paragraph_20_Font"><text:span text:style-name="T3"><text:s/></text:span></text:span></text:p>
      <text:list xml:id="list2492746826" text:style-name="L1">
        <text:list-item>
          <text:p text:style-name="P8">Ordena de Menor a Mayor las siguientes capacidades: </text:p>
        </text:list-item>
      </text:list>
      <text:p text:style-name="P4">GB, KB, bit, TB, MB, EB, byte, PB, ZB </text:p>
      <text:p text:style-name="P20"><text:s/></text:p>
      <text:p text:style-name="P21">bit &lt; byte &lt; KB &lt; MB &lt; GB &lt; TB &lt; PB &lt; EB &lt; ZB </text:p>
      <text:p text:style-name="P21"/>
      <text:list xml:id="list201222675036201" text:continue-numbering="true" text:style-name="L1">
        <text:list-item>
          <text:p text:style-name="P9">Cuántos Bytes hay en…. </text:p>
          <text:list>
            <text:list-item>
              <text:p text:style-name="P11">4 KB<text:tab/><text:tab/><text:span text:style-name="T5">4.000</text:span></text:p>
            </text:list-item>
            <text:list-item>
              <text:p text:style-name="P11">2048 bits<text:tab/><text:span text:style-name="T5">256</text:span></text:p>
            </text:list-item>
            <text:list-item>
              <text:p text:style-name="P11">1 MB <text:tab/><text:tab/><text:span text:style-name="T5">1.000.000</text:span><text:tab/></text:p>
            </text:list-item>
            <text:list-item>
              <text:p text:style-name="P15">2<text:span text:style-name="Default_20_Paragraph_20_Font"><text:span text:style-name="T4">10</text:span></text:span> EB <text:tab/><text:tab/><text:span text:style-name="T5">2</text:span>×10<text:span text:style-name="T6">28</text:span> </text:p>
            </text:list-item>
            <text:list-item>
              <text:p text:style-name="P17">36 TB <text:tab/><text:tab/>3×10<text:span text:style-name="T7">13</text:span></text:p>
              <text:p text:style-name="P17"><text:s/></text:p>
            </text:list-item>
          </text:list>
        </text:list-item>
        <text:list-item>
          <text:p text:style-name="P11">Cuántos Mbytes hay en…. </text:p>
          <text:list>
            <text:list-item>
              <text:p text:style-name="P12">8 PB <text:tab/><text:tab/>8×10<text:span text:style-name="T7">9</text:span></text:p>
            </text:list-item>
            <text:list-item>
              <text:p text:style-name="P11">128 GB <text:tab/>128000</text:p>
            </text:list-item>
            <text:list-item>
              <text:p text:style-name="P11">512 bytes <text:tab/>0,000512</text:p>
            </text:list-item>
            <text:list-item>
              <text:p text:style-name="P13">4 ZB <text:tab/><text:tab/>4×10<text:span text:style-name="T8">15</text:span></text:p>
            </text:list-item>
            <text:list-item>
              <text:p text:style-name="P16">1024 TB <text:tab/>1,024×10<text:span text:style-name="T7">9</text:span></text:p>
            </text:list-item>
          </text:list>
        </text:list-item>
      </text:list>
      <text:p text:style-name="P10"><draw:frame draw:style-name="fr1" draw:name="Imagen1" text:anchor-type="paragraph" svg:y="0.277cm" svg:width="15cm" style:rel-width="scale" svg:height="1.699cm" style:rel-height="scale" draw:z-index="1"><draw:image xlink:href="Pictures/10000000000005660000009DBDF5874ABA39B493.jpg" xlink:type="simple" xlink:show="embed" xlink:actuate="onLoad" loext:mime-type="image/jpeg"/></draw:frame></text:p>
      <text:list xml:id="list201222345627077" text:continue-numbering="true" text:style-name="L1">
        <text:list-header>
          <text:p text:style-name="P9"/>
          <text:p text:style-name="P9"/>
          <text:p text:style-name="P22"/>
        </text:list-header>
        <text:list-item>
          <text:p text:style-name="P9">Convierte las siguientes unidades…. </text:p>
          <text:list>
            <text:list-item>
              <text:p text:style-name="P13">16KB a EB <text:tab/><text:tab/>1,6×10<text:span text:style-name="T8">14</text:span></text:p>
            </text:list-item>
            <text:list-item>
              <text:p text:style-name="P11">48MB a KB <text:tab/><text:tab/>48000</text:p>
            </text:list-item>
            <text:list-item>
              <text:p text:style-name="P13">256PB a MB <text:tab/><text:tab/>2,56×10<text:span text:style-name="T8">11</text:span></text:p>
            </text:list-item>
            <text:list-item>
              <text:p text:style-name="P13">8ZB a Bytes <text:tab/><text:tab/>8×10<text:span text:style-name="T8">21</text:span></text:p>
            </text:list-item>
            <text:list-item>
              <text:p text:style-name="P13">4096 EB a KB <text:tab/><text:tab/>4,096×10<text:span text:style-name="T8">18</text:span></text:p>
            </text:list-item>
            <text:list-item>
              <text:p text:style-name="P11">1GB a YB <text:tab/><text:tab/>0,001</text:p>
            </text:list-item>
            <text:list-item>
              <text:p text:style-name="P11">1024 TB a PB <text:tab/><text:tab/>1,024</text:p>
            </text:list-item>
            <text:list-item>
              <text:p text:style-name="P11">100.000 bits a KB <text:tab/>12,5</text:p>
            </text:list-item>
            <text:list-item>
              <text:p text:style-name="P13">512KB a TB <text:tab/><text:tab/>5,12×10<text:span text:style-name="T8">7</text:span></text:p>
            </text:list-item>
            <text:list-item>
              <text:p text:style-name="P18">1024MB a ZB <text:tab/>1,024×10<text:span text:style-name="T8">12</text:span></text:p>
            </text:list-item>
          </text:list>
        </text:list-item>
      </text:list>
      <text:p text:style-name="P5"><text:span text:style-name="Default_20_Paragraph_20_Font"><text:span text:style-name="T2"><text:s/><text:tab/> <text:tab/></text:span></text:span><text:span text:style-name="Default_20_Paragraph_20_Font"><text:span text:style-name="T1"><text:tab/></text:span></text:span><text:span text:style-name="Default_20_Paragraph_20_Font"><text:span text:style-name="T2"><text:tab/>. </text:span></text:span></text:p>
      <text:p text:style-name="P3"><text:s/></text:p>
      <text:list xml:id="list201222418298251" text:continue-numbering="true" text:style-name="L1">
        <text:list-item>
          <text:p text:style-name="P11">Realiza las siguientes codificaciones: </text:p>
        </text:list-item>
      </text:list>
      <text:list xml:id="list412439582" text:style-name="L2">
        <text:list-item>
          <text:list>
            <text:list-item>
              <text:list>
                <text:list-item>
                  <text:p text:style-name="P14">10111001011 de binario a hexadecimal <text:tab/><text:tab/><text:span text:style-name="T10">5CB</text:span></text:p>
                </text:list-item>
                <text:list-item>
                  <text:p text:style-name="P14">7672 de octal a binario <text:tab/><text:tab/><text:tab/><text:tab/>111110111010</text:p>
                </text:list-item>
                <text:list-item>
                  <text:p text:style-name="P14">A234B de hexadecimal a decimal <text:tab/><text:tab/><text:tab/>664395</text:p>
                </text:list-item>
                <text:list-item>
                  <text:p text:style-name="P19">34,5 de decimal a binario <text:tab/><text:tab/><text:tab/><text:tab/>100010.<text:span text:style-name="T11">1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Helvetica, 'Sans serif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loext:graphic-properties draw:fill="solid" draw:fill-color="#dbe5f1" draw:opacity="100%"/>
      <style:paragraph-properties fo:margin-left="0cm" fo:margin-right="0.007cm" fo:margin-top="0cm" fo:margin-bottom="0.138cm" loext:contextual-spacing="false" fo:text-align="center" style:justify-single-word="false" fo:keep-together="always" fo:hyphenation-ladder-count="no-limit" fo:text-indent="0cm" style:auto-text-indent="false" fo:background-color="#dbe5f1" fo:padding="0cm" fo:border="0.99pt solid #000000" style:shadow="none" fo:keep-with-next="always"/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margin-left="0.653cm" fo:margin-right="0cm" fo:margin-top="0cm" fo:margin-bottom="0.295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Segoe UI" fo:font-family="'Segoe UI'" style:font-family-generic="swiss" style:font-pitch="variable" fo:font-size="12pt" style:font-name-asian="Segoe UI" style:font-family-asian="'Segoe UI'" style:font-family-generic-asian="swiss" style:font-pitch-asian="variable" style:font-size-asian="12pt" style:font-name-complex="Segoe UI" style:font-family-complex="'Segoe UI'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bold" fo:background-color="transparent" style:font-name-asian="Segoe UI" style:font-family-asian="'Segoe UI'" style:font-family-generic-asian="swiss" style:font-pitch-asian="variable" style:font-size-asian="12pt" style:font-style-asian="normal" style:font-weight-asian="bold" style:font-name-complex="Segoe UI" style:font-family-complex="'Segoe UI'" style:font-family-generic-complex="swiss" style:font-pitch-complex="variable" style:font-size-complex="12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12pt" fo:font-style="normal" style:text-underline-style="none" fo:font-weight="normal" fo:background-color="transparent" style:font-name-asian="Segoe UI" style:font-family-asian="'Segoe UI'" style:font-family-generic-asian="swiss" style:font-pitch-asian="variable" style:font-size-asian="12pt" style:font-style-asian="normal" style:font-weight-asian="normal" style:font-name-complex="Segoe UI" style:font-family-complex="'Segoe UI'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82cm" fo:margin-bottom="0.815cm" fo:margin-left="1.998cm" fo:margin-right="2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/>
    <dc:subject/>
    <meta:initial-creator>.</meta:initial-creator>
    <meta:creation-date>2020-10-22T17:44:00Z</meta:creation-date>
    <dc:date>2020-10-22T20:12:21.298000000</dc:date>
    <meta:editing-cycles>3</meta:editing-cycles>
    <meta:editing-duration>PT6M42S</meta:editing-duration>
    <meta:document-statistic meta:table-count="0" meta:image-count="2" meta:object-count="0" meta:page-count="2" meta:paragraph-count="39" meta:word-count="185" meta:character-count="896" meta:non-whitespace-character-count="705"/>
    <meta:template xlink:type="simple" xlink:actuate="onRequest" xlink:title="" xlink:href="Normal"/>
  </office:meta>
</office:document-meta>
</file>